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normal" officeooo:rsid="001b8306" officeooo:paragraph-rsid="001b8306"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8pt" fo:font-weight="normal" officeooo:rsid="001fcbf4" officeooo:paragraph-rsid="001fcbf4"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28pt" officeooo:rsid="00170ce5" officeooo:paragraph-rsid="00170ce5" style:font-size-asian="24.5pt" style:font-size-complex="28pt"/>
    </style:style>
    <style:style style:name="P4" style:family="paragraph" style:parent-style-name="Standard">
      <style:paragraph-properties fo:text-align="center" style:justify-single-word="false"/>
      <style:text-properties fo:font-size="28pt" fo:font-weight="bold" officeooo:rsid="00170ce5" officeooo:paragraph-rsid="00170ce5" style:font-size-asian="24.5pt" style:font-weight-asian="bold" style:font-size-complex="28pt" style:font-weight-complex="bold"/>
    </style:style>
    <style:style style:name="P5" style:family="paragraph" style:parent-style-name="Standard">
      <style:paragraph-properties fo:text-align="center" style:justify-single-word="false"/>
      <style:text-properties fo:font-size="28pt" fo:font-weight="bold" officeooo:rsid="001991be" officeooo:paragraph-rsid="001991be" style:font-size-asian="24.5pt" style:font-weight-asian="bold" style:font-size-complex="28pt" style:font-weight-complex="bold"/>
    </style:style>
    <style:style style:name="P6" style:family="paragraph" style:parent-style-name="Standard">
      <style:paragraph-properties fo:text-align="end" style:justify-single-word="false"/>
      <style:text-properties fo:font-size="22pt" fo:font-weight="normal" officeooo:rsid="00170ce5" officeooo:paragraph-rsid="001991be" style:font-size-asian="19.25pt" style:font-weight-asian="normal" style:font-size-complex="22pt" style:font-weight-complex="normal"/>
    </style:style>
    <style:style style:name="P7" style:family="paragraph" style:parent-style-name="Standard">
      <style:paragraph-properties fo:text-align="center" style:justify-single-word="false"/>
      <style:text-properties fo:font-size="22pt" fo:font-weight="normal" officeooo:rsid="001b8306" officeooo:paragraph-rsid="001b8306" style:font-size-asian="19.25pt" style:font-weight-asian="normal" style:font-size-complex="22pt" style:font-weight-complex="normal"/>
    </style:style>
    <style:style style:name="P8" style:family="paragraph" style:parent-style-name="Standard">
      <style:paragraph-properties fo:text-align="end" style:justify-single-word="false"/>
      <style:text-properties fo:font-size="22pt" fo:font-weight="normal" officeooo:rsid="001991be" officeooo:paragraph-rsid="001991be" style:font-size-asian="19.25pt" style:font-weight-asian="normal" style:font-size-complex="22pt" style:font-weight-complex="normal"/>
    </style:style>
    <style:style style:name="P9" style:family="paragraph" style:parent-style-name="Standard" style:list-style-name="L1">
      <style:paragraph-properties fo:text-align="center" style:justify-single-word="false"/>
      <style:text-properties fo:font-size="22pt" fo:font-weight="normal" officeooo:rsid="001b8306" officeooo:paragraph-rsid="001b8306" style:font-size-asian="19.25pt" style:font-weight-asian="normal" style:font-size-complex="22pt" style:font-weight-complex="normal"/>
    </style:style>
    <style:style style:name="P10" style:family="paragraph" style:parent-style-name="Standard">
      <style:paragraph-properties fo:text-align="center" style:justify-single-word="false"/>
      <style:text-properties fo:font-size="22pt" fo:font-weight="normal" officeooo:rsid="001b8306" officeooo:paragraph-rsid="001b8306" style:font-size-asian="19.25pt" style:font-weight-asian="normal" style:font-size-complex="22pt" style:font-weight-complex="normal"/>
    </style:style>
    <style:style style:name="P11" style:family="paragraph" style:parent-style-name="Standard">
      <style:paragraph-properties fo:text-align="end" style:justify-single-word="false"/>
      <style:text-properties fo:font-size="22pt" fo:font-weight="normal" officeooo:rsid="00170ce5" officeooo:paragraph-rsid="001991be" style:font-size-asian="19.25pt" style:font-weight-asian="normal" style:font-size-complex="22pt" style:font-weight-complex="normal"/>
    </style:style>
    <style:style style:name="P12" style:family="paragraph" style:parent-style-name="Standard">
      <style:paragraph-properties fo:text-align="start" style:justify-single-word="false"/>
      <style:text-properties fo:font-size="18pt" fo:font-weight="normal" officeooo:rsid="002774a8" officeooo:paragraph-rsid="002774a8" style:font-size-asian="18pt" style:font-weight-asian="normal" style:font-size-complex="18pt" style:font-weight-complex="normal"/>
    </style:style>
    <style:style style:name="T1" style:family="text">
      <style:text-properties officeooo:rsid="001991be"/>
    </style:style>
    <style:style style:name="T2" style:family="text">
      <style:text-properties officeooo:rsid="001f16b7"/>
    </style:style>
    <style:style style:name="T3" style:family="text">
      <style:text-properties officeooo:rsid="002166d6"/>
    </style:style>
    <style:style style:name="T4" style:family="text">
      <style:text-properties officeooo:rsid="002211b2"/>
    </style:style>
    <style:style style:name="T5" style:family="text">
      <style:text-properties officeooo:rsid="00239a64"/>
    </style:style>
    <style:style style:name="T6" style:family="text">
      <style:text-properties officeooo:rsid="0025468d"/>
    </style:style>
    <style:style style:name="T7" style:family="text">
      <style:text-properties officeooo:rsid="0026d1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
      <text:p text:style-name="P4">CMPE-273</text:p>
      <text:p text:style-name="P5">LAB 1</text:p>
      <text:p text:style-name="P5"/>
      <text:p text:style-name="P5"/>
      <text:p text:style-name="P5"/>
      <text:p text:style-name="P4">HANDSHAKE</text:p>
      <text:p text:style-name="P4">PROTOTYPE</text:p>
      <text:p text:style-name="P4"/>
      <text:p text:style-name="P4"/>
      <text:p text:style-name="P6">- <text:span text:style-name="T1">Kapil Mulchandani</text:span></text:p>
      <text:p text:style-name="P8">(014501396)</text:p>
      <text:p text:style-name="P6"/>
      <text:p text:style-name="P6"/>
      <text:p text:style-name="P6"/>
      <text:p text:style-name="P6"/>
      <text:p text:style-name="P6"/>
      <text:p text:style-name="P6"/>
      <text:p text:style-name="P6"/>
      <text:p text:style-name="P6"/>
      <text:p text:style-name="P6"/>
      <text:list xml:id="list2195789455" text:style-name="L1">
        <text:list-header>
          <text:p text:style-name="P9"><text:soft-page-break/>HANDSHAKE JOB SEARCH PORTAL </text:p>
        </text:list-header>
      </text:list>
      <text:p text:style-name="P7"/>
      <text:p text:style-name="P7"/>
      <text:p text:style-name="P12">Google Drive Link : </text:p>
      <text:p text:style-name="P12"/>
      <text:p text:style-name="P12"/>
      <text:p text:style-name="P1">System Goals for Handshake Job Portal Application:</text:p>
      <text:p text:style-name="P1">The Handshake project is aimed at developing a job search portal for potential students <text:span text:style-name="T2">to find potential companies that provide jobs, along with the option to register for events.</text:span></text:p>
      <text:p text:style-name="P2">The students can apply to the jobs by uploading their resume, RSVP for events, see their applied jobs and events in a separate section.</text:p>
      <text:p text:style-name="P2">The companies can post a job, post an event, <text:span text:style-name="T4">get</text:span> the <text:span text:style-name="T4">list of</text:span> students <text:span text:style-name="T5">who </text:span>applied for the job along with <text:span text:style-name="T3">students who registered for a specific event.</text:span></text:p>
      <text:p text:style-name="P2"/>
      <text:p text:style-name="P1">Purpose of the System:</text:p>
      <text:p text:style-name="P1">The system consists of 2 major parts:</text:p>
      <text:p text:style-name="P1">1) Student’s Part.</text:p>
      <text:p text:style-name="P1">2) Company’s Part.</text:p>
      <text:p text:style-name="P1"/>
      <text:p text:style-name="P1">The 2 parts of system serve different purposes:</text:p>
      <text:p text:style-name="P1">- The <text:span text:style-name="T5">Student’s</text:span> part of the system allows <text:span text:style-name="T5">students</text:span> to search for <text:span text:style-name="T5">jobs</text:span> <text:span text:style-name="T5">and events </text:span>and let them filter the <text:span text:style-name="T5">job </text:span>searches based on the <text:span text:style-name="T5">full time/ internship/ part-time or on campus</text:span>. The Search <text:span text:style-name="T5">Jobs</text:span> functionality can be</text:p>
      <text:p text:style-name="P1">accessed after <text:span text:style-name="T5">student</text:span> is logged in to the system. <text:span text:style-name="T6">Along with this Search Jobs functionality, events can also be searched and registered after the student is logged in.</text:span>The new <text:span text:style-name="T5">students</text:span> can sign-up to the system using sign-up form. Also, <text:span text:style-name="T5">students</text:span> can view and update their profile in the system.</text:p>
      <text:p text:style-name="P1"/>
      <text:p text:style-name="P1"><text:soft-page-break/>- The <text:span text:style-name="T6">Company’s</text:span> part of the system allows the <text:span text:style-name="T7">companies to post</text:span> <text:span text:style-name="T7">jobs and events </text:span>to the system. The <text:span text:style-name="T7">companies</text:span> can al<text:span text:style-name="T7">so view the list of students who applied for their job with the option of previewing the resume</text:span> <text:span text:style-name="T7">and have an option of changing the status of the application.</text:span> <text:span text:style-name="T7">Companies can view the profiles of students who have applied for their job. </text:span>Also, <text:span text:style-name="T7">companies</text:span> can view and update their profile in the system.</text:p>
      <text:p text:style-name="P1"/>
      <text:p text:style-name="P1"/>
      <text:p text:style-name="P1"/>
      <text:p text:style-name="P1"/>
      <text:p text:style-name="P1"/>
      <text:p text:style-name="P1">System Design:</text:p>
      <text:p text:style-name="P1">The system here uses a 3-tier architecture where client side uses ReactJS, HTML5 to manage User Interactions. Backend uses NodeJS for interacting with database. MySQL is the database for this system. The client and servers interaction happens via RESTful API’s.</text:p>
      <text:p text:style-name="P1">----diagram-----</text:p>
      <text:p text:style-name="P1"/>
      <text:p text:style-name="P1">- The website should make use of ReactJS, HTML5 for interactive frontend performance</text:p>
      <text:p text:style-name="P1">and <text:span text:style-name="T7">PrimeReact</text:span>/<text:span text:style-name="T7">React-</text:span>Bootstrap for better User Interface.</text:p>
      <text:p text:style-name="P1">- The backend server is implemented in NodeJS using express framework as middleware which takes the Rest API calls from the frontend part.</text:p>
      <text:p text:style-name="P1">- The MySQL Database also provides inbuilt connection pooling mechanism to serve the optimization in database query calls.</text:p>
      <text:p text:style-name="P1">- Authentication is achieved by using session and cookies in the system. Also, the passwords are encrypted for owners and buyers using bcrypt library for safety meas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23:44:44.166047971</meta:creation-date>
    <dc:date>2020-03-13T13:27:15.714920726</dc:date>
    <meta:editing-duration>PT18M29S</meta:editing-duration>
    <meta:editing-cycles>12</meta:editing-cycles>
    <meta:generator>LibreOffice/6.2.7.1$Linux_X86_64 LibreOffice_project/20$Build-1</meta:generator>
    <meta:document-statistic meta:table-count="0" meta:image-count="0" meta:object-count="0" meta:page-count="3" meta:paragraph-count="28" meta:word-count="422" meta:character-count="2549" meta:non-whitespace-character-count="2154"/>
  </office:meta>
</office:document-meta>
</file>